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13.746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2.771cm" fo:break-before="auto" style:use-optimal-row-height="true"/>
    </style:style>
    <style:style style:name="ro12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Feature ID</text:p>
          </table:table-cell>
          <table:table-cell table:style-name="ce14" office:value-type="string">
            <text:p>Topic</text:p>
          </table:table-cell>
          <table:table-cell table:style-name="ce9" office:value-type="string">
            <text:p>Description / Tes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3">
            <text:p>Manage Catalogs</text:p>
          </table:table-cell>
          <table:table-cell table:style-name="ce20" office:value-type="string">
            <text:p>Possible to create and manage several catalogs</text:p>
          </table:table-cell>
          <table:table-cell table:number-columns-repeated="1020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Detect and prevent bad catalog name (containing a space or accentuated character)</text:p>
          </table:table-cell>
          <table:table-cell table:number-columns-repeated="1020"/>
        </table:table-row>
        <table:table-row table:style-name="ro4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Only catalog owner shall be allowed to delete a catalog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0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fields and separators</text:p>
          </table:table-cell>
          <table:table-cell table:number-columns-repeated="1020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</text:span></text:p>
          </table:table-cell>
          <table:table-cell table:number-columns-repeated="1020"/>
        </table:table-row>
        <table:table-row table:style-name="ro9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 to activate automatically proper perspective to a viewed item, depending on value of this field</text:p>
            <text:p>(which shall match name of the perspective)</text:p>
          </table:table-cell>
          <table:table-cell table:number-columns-repeated="1020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0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. Then catalog's admins shall be able to set access rights for this user in their own GUI.</text:p>
          </table:table-cell>
          <table:table-cell table:number-columns-repeated="1020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: it shall then be kicked out with a GUI message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1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0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0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0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0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LINK field (to another item).</text:p>
          </table:table-cell>
          <table:table-cell table:number-columns-repeated="1020"/>
        </table:table-row>
        <table:table-row table:style-name="ro4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0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0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LINK field with enum as search request</text:p>
          </table:table-cell>
          <table:table-cell table:number-columns-repeated="1020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LINK field with multi-enums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 in several languages</text:p>
          </table:table-cell>
          <table:table-cell table:number-columns-repeated="1020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fields in several languages and ensure it is used in read-only mod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6">
            <text:p>Catalog Perspectives</text:p>
          </table:table-cell>
          <table:table-cell office:value-type="string">
            <text:p>Create several perspectives, with several tabs and sections</text:p>
          </table:table-cell>
          <table:table-cell table:number-columns-repeated="1020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add fields in a perspective section</text:p>
          </table:table-cell>
          <table:table-cell table:number-columns-repeated="1020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0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0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0"/>
        </table:table-row>
        <table:table-row table:style-name="ro4">
          <table:table-cell office:value-type="float" office:value="1550">
            <text:p>1550</text:p>
          </table:table-cell>
          <table:covered-table-cell/>
          <table:table-cell office:value-type="string">
            <text:p>rename perspective, tab, section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1">
            <text:p>Items Management</text:p>
          </table:table-cell>
          <table:table-cell office:value-type="string">
            <text:p>when creating field by hand from catalog or new-item-form, ensure name is only letters numbers or underscore</text:p>
          </table:table-cell>
          <table:table-cell table:number-columns-repeated="1020"/>
        </table:table-row>
        <table:table-row table:style-name="ro4">
          <table:table-cell office:value-type="float" office:value="2005">
            <text:p>2005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0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0"/>
        </table:table-row>
        <table:table-row table:style-name="ro4">
          <table:table-cell office:value-type="float" office:value="2015">
            <text:p>2015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0"/>
        </table:table-row>
        <table:table-row table:style-name="ro10">
          <table:table-cell office:value-type="float" office:value="2020">
            <text:p>202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0"/>
        </table:table-row>
        <table:table-row table:style-name="ro4">
          <table:table-cell office:value-type="float" office:value="2025">
            <text:p>2025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0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0"/>
        </table:table-row>
        <table:table-row table:style-name="ro4">
          <table:table-cell office:value-type="float" office:value="2035">
            <text:p>2035</text:p>
          </table:table-cell>
          <table:covered-table-cell/>
          <table:table-cell office:value-type="string">
            <text:p>create item with multi-pics in the same field</text:p>
          </table:table-cell>
          <table:table-cell table:number-columns-repeated="1020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0"/>
        </table:table-row>
        <table:table-row table:style-name="ro9">
          <table:table-cell office:value-type="float" office:value="2045">
            <text:p>2045</text:p>
          </table:table-cell>
          <table:covered-table-cell table:style-name="ce17"/>
          <table:table-cell table:style-name="Default" office:value-type="string">
            <text:p>when editing LINK field, offered list shall be refreshed based on search field querying database. </text:p>
            <text:p>It should also be possible to show only selected items, and to edit the field in full text mode</text:p>
          </table:table-cell>
          <table:table-cell table:number-columns-repeated="1020"/>
        </table:table-row>
        <table:table-row table:style-name="ro4">
          <table:table-cell office:value-type="float" office:value="2050">
            <text:p>2050</text:p>
          </table:table-cell>
          <table:covered-table-cell table:style-name="ce17"/>
          <table:table-cell table:style-name="Default" office:value-type="string">
            <text:p>A weight shall be associated to each LINK in the GUI. In value, it is represented as «:&lt;weight&gt; » suffix after linked id (ex : « person_0004:3 »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100">
            <text:p>2100</text:p>
          </table:table-cell>
          <table:table-cell table:style-name="ce17" office:value-type="string" table:number-columns-spanned="1" table:number-rows-spanned="9">
            <text:p>CSV import / export</text:p>
          </table:table-cell>
          <table:table-cell office:value-type="string">
            <text:p>downoad CSV based on current search query and selecting fields (download link only works with produciton deployement, not eclipse) </text:p>
          </table:table-cell>
          <table:table-cell table:number-columns-repeated="1020"/>
        </table:table-row>
        <table:table-row table:style-name="ro4">
          <table:table-cell office:value-type="float" office:value="2105">
            <text:p>2105</text:p>
          </table:table-cell>
          <table:covered-table-cell table:style-name="ce17"/>
          <table:table-cell office:value-type="string">
            <text:p>upload CSV with docs updated and some new ones</text:p>
          </table:table-cell>
          <table:table-cell table:number-columns-repeated="1020"/>
        </table:table-row>
        <table:table-row table:style-name="ro4">
          <table:table-cell office:value-type="float" office:value="2110">
            <text:p>2110</text:p>
          </table:table-cell>
          <table:covered-table-cell table:style-name="ce17"/>
          <table:table-cell office:value-type="string">
            <text:p>upload excel/ods file with multi-sheets</text:p>
          </table:table-cell>
          <table:table-cell table:number-columns-repeated="1020"/>
        </table:table-row>
        <table:table-row table:style-name="ro4">
          <table:table-cell office:value-type="float" office:value="2115">
            <text:p>2115</text:p>
          </table:table-cell>
          <table:covered-table-cell table:style-name="ce17"/>
          <table:table-cell office:value-type="string">
            <text:p>use drag-n-drop do upload csv/excel file</text:p>
          </table:table-cell>
          <table:table-cell table:number-columns-repeated="1020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use drag-n-drop do upload data files (max : 30Mo)</text:p>
          </table:table-cell>
          <table:table-cell table:number-columns-repeated="1020"/>
        </table:table-row>
        <table:table-row table:style-name="ro9">
          <table:table-cell office:value-type="float" office:value="2125">
            <text:p>2125</text:p>
          </table:table-cell>
          <table:covered-table-cell table:style-name="ce17"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0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detect when upload CSV with too many new items for quotas </text:p>
          </table:table-cell>
          <table:table-cell table:number-columns-repeated="1020"/>
        </table:table-row>
        <table:table-row table:style-name="ro4">
          <table:table-cell office:value-type="float" office:value="2135">
            <text:p>2135</text:p>
          </table:table-cell>
          <table:covered-table-cell table:style-name="ce17"/>
          <table:table-cell office:value-type="string">
            <text:p>When <text:s/>importing CSV/Excel file, ensure fields are only letters numbers or underscore.</text:p>
          </table:table-cell>
          <table:table-cell table:number-columns-repeated="1020"/>
        </table:table-row>
        <table:table-row table:style-name="ro4">
          <table:table-cell office:value-type="float" office:value="2140">
            <text:p>2140</text:p>
          </table:table-cell>
          <table:covered-table-cell table:style-name="ce17"/>
          <table:table-cell office:value-type="string">
            <text:p>Empty cell in CSV leaves contents unchanged in DB : use « __empty__ » special value to clear contents of a field during import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9">
          <table:table-cell office:value-type="float" office:value="2200">
            <text:p>2200</text:p>
          </table:table-cell>
          <table:table-cell table:style-name="ce17" office:value-type="string" table:number-columns-spanned="1" table:number-rows-spanned="3">
            <text:p>GEXF export</text:p>
          </table:table-cell>
          <table:table-cell office:value-type="string">
            <text:p>generate GEXF file based on current search query and selected fields, </text:p>
            <text:p>where GEXF nodes contain item data and edges name of corresponding field and weight.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downoad GEXF file grouped by given field where links weight is cumulated.</text:p>
          </table:table-cell>
          <table:table-cell table:number-columns-repeated="1020"/>
        </table:table-row>
        <table:table-row table:style-name="ro9">
          <table:table-cell office:value-type="float" office:value="2210">
            <text:p>2210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When generating GEXF node containing a multi-values with enum defined, each possible enum shall be declared</text:p>
            <text:p>As separate boolean field, in addition to original multi-values field, in order to identify thoses values in Gephi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200">
            <text:p>220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0"/>
        </table:table-row>
        <table:table-row table:style-name="ro4">
          <table:table-cell office:value-type="float" office:value="2210">
            <text:p>221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0"/>
        </table:table-row>
        <table:table-row table:style-name="ro4">
          <table:table-cell office:value-type="float" office:value="2305">
            <text:p>2305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2400">
            <text:p>2400</text:p>
          </table:table-cell>
          <table:table-cell table:style-name="ce2" office:value-type="string" table:number-columns-spanned="1" table:number-rows-spanned="6">
            <text:p>Manage Items</text:p>
          </table:table-cell>
          <table:table-cell office:value-type="string">
            <text:p>create new items</text:p>
          </table:table-cell>
          <table:table-cell table:number-columns-repeated="1020"/>
        </table:table-row>
        <table:table-row table:style-name="ro4">
          <table:table-cell office:value-type="float" office:value="2405">
            <text:p>2405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0"/>
        </table:table-row>
        <table:table-row table:style-name="ro4">
          <table:table-cell office:value-type="float" office:value="2410">
            <text:p>24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0"/>
        </table:table-row>
        <table:table-row table:style-name="ro4">
          <table:table-cell office:value-type="float" office:value="2415">
            <text:p>2415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0"/>
        </table:table-row>
        <table:table-row table:style-name="ro4">
          <table:table-cell office:value-type="float" office:value="2420">
            <text:p>242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0"/>
        </table:table-row>
        <table:table-row table:style-name="ro4">
          <table:table-cell office:value-type="float" office:value="2425">
            <text:p>2425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0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0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0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0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0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0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0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6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0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0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0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reset password</text:p>
          </table:table-cell>
          <table:table-cell table:number-columns-repeated="1020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0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0"/>
        </table:table-row>
        <table:table-row table:style-name="ro2">
          <table:table-cell table:style-name="ce13"/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0"/>
        </table:table-row>
        <table:table-row table:style-name="ro2">
          <table:table-cell table:style-name="ce13"/>
          <table:covered-table-cell table:style-name="ce19"/>
          <table:table-cell table:style-name="ce25" office:value-type="string">
            <text:p>change live in DB user enabled/disabled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hange live in DB user role </text:p>
          </table:table-cell>
          <table:table-cell table:style-name="ce25" table:number-columns-repeated="1020"/>
        </table:table-row>
        <table:table-row table:style-name="ro2">
          <table:table-cell table:style-name="ce13"/>
          <table:covered-table-cell table:style-name="ce19"/>
          <table:table-cell table:style-name="ce25" office:value-type="string">
            <text:p>change live in DB user catalog's access rights</text:p>
          </table:table-cell>
          <table:table-cell table:style-name="ce25" table:number-columns-repeated="1020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110">
            <text:p>5110</text:p>
          </table:table-cell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120">
            <text:p>5120</text:p>
          </table:table-cell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0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0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4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0"/>
        </table:table-row>
        <table:table-row table:style-name="ro11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0"/>
        </table:table-row>
        <table:table-row table:style-name="ro12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0"/>
        </table:table-row>
        <table:table-row table:style-name="ro4">
          <table:table-cell office:value-type="float" office:value="6030">
            <text:p>6030</text:p>
          </table:table-cell>
          <table:covered-table-cell/>
          <table:table-cell table:style-name="ce25" office:value-type="string">
            <text:p>Keep track of pages access and main user actions statistics(anonymized), and send a daily emal to admin 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0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0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0"/>
        </table:table-row>
        <table:table-row table:style-name="ro4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0"/>
        </table:table-row>
        <table:table-row table:style-name="ro4" table:number-rows-repeated="104845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/03/2021</text:date>, <text:time>22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1-03-15T22:20:08</dc:date>
    <dc:creator>Laurent ML</dc:creator>
    <meta:editing-duration>P28DT2H35M20S</meta:editing-duration>
    <meta:editing-cycles>159</meta:editing-cycles>
    <meta:generator>OpenOffice/4.1.7$Unix OpenOffice.org_project/417m1$Build-9800</meta:generator>
    <meta:document-statistic meta:table-count="3" meta:cell-count="245" meta:object-count="0"/>
  </office:meta>
</office:document-meta>
</file>